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officeooo:paragraph-rsid="004bdd28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5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45"><text:placeholder text:placeholder-type="text">&lt;setLang(o.partner_id.lang or 'en_US')&gt;</text:placeholder></text:p>
      <text:p text:style-name="P18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43"><draw:frame draw:style-name="fr1" draw:name="image:asimage(item.product_id.product_image_context  or  False )" text:anchor-type="as-char" style:rel-width="scale" svg:height="3.138cm" style:rel-height="95%" draw:z-index="5"><draw:text-box fo:min-width="3.12cm"><text:p text:style-name="P44"/></draw:text-box></draw:frame></text:p>
          </table:table-cell>
          <table:table-cell table:style-name="Tabella4.B6" office:value-type="string">
            <text:p text:style-name="P35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34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32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soft-page-break/></text:p>
      <text:p text:style-name="P17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9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2"><text:span text:style-name="T14"><text:s/></text:span><text:span text:style-name="T15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36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46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44"/></draw:text-box></draw:frame></text:p>
          </table:table-cell>
          <table:table-cell table:style-name="Tabella5.B6" office:value-type="string">
            <text:p text:style-name="P35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6" office:value-type="string">
            <text:p text:style-name="P33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30"><text:placeholder text:placeholder-type="text">&lt;"%d"%(item.product_uom_qty)&gt;</text:placeholder></text:p>
          </table:table-cell>
          <table:table-cell table:style-name="Tabella5.E6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30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31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15" table:number-columns-spanned="10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/if&gt;</text:placeholder></text:p>
                </table:table-cell>
                <table:covered-table-cell/>
              </table:table-row>
            </table:table>
            <text:p text:style-name="P15"/>
          </table:table-cell>
          <table:covered-table-cell/>
          <table:table-cell table:style-name="Tabella5.I11" office:value-type="string">
            <text:p text:style-name="P15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9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15"/>
          </table:table-cell>
        </table:table-row>
        <table:table-row table:style-name="Tabella5.12">
          <table:table-cell table:style-name="Tabella5.A1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2" table:style-name="Tabella2">
        <table:table-column table:style-name="Tabella2.A"/>
        <text:soft-page-break/>
        <table:table-row>
          <table:table-cell table:style-name="Tabella2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1"/>
          </table:table-cell>
        </table:table-row>
      </table:table>
      <text:p text:style-name="P7"/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2.011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y="2.404cm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24M49S</meta:editing-duration>
    <meta:editing-cycles>325</meta:editing-cycles>
    <meta:generator>LibreOffice/4.3.3.2$Linux_X86_64 LibreOffice_project/430m0$Build-2</meta:generator>
    <meta:initial-creator>Nicola Riolini</meta:initial-creator>
    <dc:date>2018-03-16T15:43:47.032629156</dc:date>
    <dc:creator>thebrush </dc:creator>
    <meta:document-statistic meta:table-count="8" meta:image-count="1" meta:object-count="0" meta:page-count="4" meta:paragraph-count="94" meta:word-count="399" meta:character-count="2943" meta:non-whitespace-character-count="2745"/>
    <meta:user-defined meta:name="Info 1"/>
    <meta:user-defined meta:name="Info 2"/>
    <meta:user-defined meta:name="Info 3"/>
    <meta:user-defined meta:name="Info 4"/>
  </office:meta>
</office:document-meta>
</file>